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03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127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528cm"/>
    </style:style>
    <style:style style:name="co8" style:family="table-column">
      <style:table-column-properties fo:break-before="auto" style:column-width="1.326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id</text:p>
          </table:table-cell>
          <table:table-cell office:value-type="string">
            <text:p>name</text:p>
          </table:table-cell>
          <table:table-cell office:value-type="string">
            <text:p>q1</text:p>
          </table:table-cell>
          <table:table-cell office:value-type="string">
            <text:p>mid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fin</text:p>
          </table:table-cell>
          <table:table-cell office:value-type="string">
            <text:p>avg</text:p>
          </table:table-cell>
          <table:table-cell office:value-type="string">
            <text:p>shift</text:p>
          </table:table-cell>
          <table:table-cell office:value-type="string">
            <text:p>q</text:p>
          </table:table-cell>
          <table:table-cell office:value-type="string">
            <text:p>m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71506102">
            <text:p>971506102</text:p>
          </table:table-cell>
          <table:table-cell office:value-type="string">
            <text:p>李信憲</text:p>
          </table:table-cell>
          <table:table-cell table:number-columns-repeated="2"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table:formula="of:=INT(AVERAGE([.D2:.H2]))" office:value-type="float" office:value="81">
            <text:p>81</text:p>
          </table:table-cell>
          <table:table-cell table:formula="of:=[.I2]" office:value-type="float" office:value="81">
            <text:p>81</text:p>
          </table:table-cell>
          <table:table-cell table:formula="of:=INT(AVERAGE([.D2:.F2]))" office:value-type="float" office:value="96">
            <text:p>96</text:p>
          </table:table-cell>
          <table:table-cell office:value-type="float" office:value="99">
            <text:p>99</text:p>
          </table:table-cell>
          <table:table-cell table:formula="of:=INT((10*[.J2]-3*[.K2]-3*[.L2])/4)" office:value-type="float" office:value="56">
            <text:p>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72506103">
            <text:p>972506103</text:p>
          </table:table-cell>
          <table:table-cell office:value-type="string">
            <text:p>歐佳惠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table:formula="of:=INT(AVERAGE([.D3:.H3]))" office:value-type="float" office:value="65">
            <text:p>65</text:p>
          </table:table-cell>
          <table:table-cell table:formula="of:=[.I3]" office:value-type="float" office:value="65">
            <text:p>65</text:p>
          </table:table-cell>
          <table:table-cell table:formula="of:=INT(AVERAGE([.D3:.F3]))" office:value-type="float" office:value="70">
            <text:p>70</text:p>
          </table:table-cell>
          <table:table-cell office:value-type="float" office:value="85">
            <text:p>85</text:p>
          </table:table-cell>
          <table:table-cell table:formula="of:=INT((10*[.J3]-3*[.K3]-3*[.L3])/4)"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1506104">
            <text:p>971506104</text:p>
          </table:table-cell>
          <table:table-cell office:value-type="string">
            <text:p>陳宏堯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formula="of:=[.I4]" office:value-type="float" office:value="60">
            <text:p>60</text:p>
          </table:table-cell>
          <table:table-cell table:formula="of:=INT(AVERAGE([.D4:.F4]))"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INT((10*[.J4]-3*[.K4]-3*[.L4])/4)" office:value-type="float" office:value="90">
            <text:p>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71506105">
            <text:p>971506105</text:p>
          </table:table-cell>
          <table:table-cell office:value-type="string">
            <text:p>陳聖鈞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.I5]" office:value-type="float" office:value="60">
            <text:p>60</text:p>
          </table:table-cell>
          <table:table-cell table:formula="of:=INT(AVERAGE([.D5:.F5]))" office:value-type="float" office:value="40">
            <text:p>40</text:p>
          </table:table-cell>
          <table:table-cell office:value-type="float" office:value="45">
            <text:p>45</text:p>
          </table:table-cell>
          <table:table-cell table:formula="of:=INT((10*[.J5]-3*[.K5]-3*[.L5])/4)" office:value-type="float" office:value="86">
            <text:p>8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1506106">
            <text:p>971506106</text:p>
          </table:table-cell>
          <table:table-cell office:value-type="string">
            <text:p>伍原輝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.I6]" office:value-type="float" office:value="60">
            <text:p>60</text:p>
          </table:table-cell>
          <table:table-cell table:formula="of:=INT(AVERAGE([.D6:.F6]))" office:value-type="float" office:value="26">
            <text:p>26</text:p>
          </table:table-cell>
          <table:table-cell office:value-type="float" office:value="80">
            <text:p>80</text:p>
          </table:table-cell>
          <table:table-cell table:formula="of:=INT((10*[.J6]-3*[.K6]-3*[.L6])/4)" office:value-type="float" office:value="70">
            <text:p>7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71506109">
            <text:p>971506109</text:p>
          </table:table-cell>
          <table:table-cell office:value-type="string">
            <text:p>辛桂宗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table:formula="of:=[.I7]" office:value-type="float" office:value="60">
            <text:p>60</text:p>
          </table:table-cell>
          <table:table-cell table:formula="of:=INT(AVERAGE([.D7:.F7]))"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INT((10*[.J7]-3*[.K7]-3*[.L7])/4)" office:value-type="float" office:value="93">
            <text:p>9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71506110">
            <text:p>971506110</text:p>
          </table:table-cell>
          <table:table-cell office:value-type="string">
            <text:p>林煜凱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table:formula="of:=INT(AVERAGE([.D8:.H8]))" office:value-type="float" office:value="90">
            <text:p>90</text:p>
          </table:table-cell>
          <table:table-cell table:formula="of:=[.I8]" office:value-type="float" office:value="90">
            <text:p>90</text:p>
          </table:table-cell>
          <table:table-cell table:formula="of:=INT(AVERAGE([.D8:.F8]))" office:value-type="float" office:value="94">
            <text:p>94</text:p>
          </table:table-cell>
          <table:table-cell office:value-type="float" office:value="99">
            <text:p>99</text:p>
          </table:table-cell>
          <table:table-cell table:formula="of:=INT((10*[.J8]-3*[.K8]-3*[.L8])/4)" office:value-type="float" office:value="80">
            <text:p>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71506111">
            <text:p>971506111</text:p>
          </table:table-cell>
          <table:table-cell office:value-type="string">
            <text:p>洪英晉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table:formula="of:=[.I9]" office:value-type="float" office:value="60">
            <text:p>60</text:p>
          </table:table-cell>
          <table:table-cell table:formula="of:=INT(AVERAGE([.D9:.F9]))"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INT((10*[.J9]-3*[.K9]-3*[.L9])/4)" office:value-type="float" office:value="63">
            <text:p>6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1506112">
            <text:p>971506112</text:p>
          </table:table-cell>
          <table:table-cell office:value-type="string">
            <text:p>梁閔傑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formula="of:=[.I10]" office:value-type="float" office:value="60">
            <text:p>60</text:p>
          </table:table-cell>
          <table:table-cell table:formula="of:=INT(AVERAGE([.D10:.F10]))" office:value-type="float" office:value="43">
            <text:p>43</text:p>
          </table:table-cell>
          <table:table-cell office:value-type="float" office:value="50">
            <text:p>50</text:p>
          </table:table-cell>
          <table:table-cell table:formula="of:=INT((10*[.J10]-3*[.K10]-3*[.L10])/4)" office:value-type="float" office:value="80">
            <text:p>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71506113">
            <text:p>971506113</text:p>
          </table:table-cell>
          <table:table-cell office:value-type="string">
            <text:p>許倉豪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formula="of:=[.I11]" office:value-type="float" office:value="60">
            <text:p>60</text:p>
          </table:table-cell>
          <table:table-cell table:formula="of:=INT(AVERAGE([.D11:.F11]))" office:value-type="float" office:value="58">
            <text:p>58</text:p>
          </table:table-cell>
          <table:table-cell office:value-type="float" office:value="75">
            <text:p>75</text:p>
          </table:table-cell>
          <table:table-cell table:formula="of:=INT((10*[.J11]-3*[.K11]-3*[.L11])/4)" office:value-type="float" office:value="50">
            <text:p>5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72506114">
            <text:p>972506114</text:p>
          </table:table-cell>
          <table:table-cell office:value-type="string">
            <text:p>郭雅晴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table:formula="of:=INT(AVERAGE([.D12:.H12]))" office:value-type="float" office:value="81">
            <text:p>81</text:p>
          </table:table-cell>
          <table:table-cell table:formula="of:=[.I12]" office:value-type="float" office:value="81">
            <text:p>81</text:p>
          </table:table-cell>
          <table:table-cell table:formula="of:=INT(AVERAGE([.D12:.F12]))" office:value-type="float" office:value="84">
            <text:p>84</text:p>
          </table:table-cell>
          <table:table-cell office:value-type="float" office:value="99">
            <text:p>99</text:p>
          </table:table-cell>
          <table:table-cell table:formula="of:=INT((10*[.J12]-3*[.K12]-3*[.L12])/4)" office:value-type="float" office:value="65">
            <text:p>6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71506116">
            <text:p>971506116</text:p>
          </table:table-cell>
          <table:table-cell office:value-type="string">
            <text:p>陳金成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[.I13]" office:value-type="float" office:value="60">
            <text:p>60</text:p>
          </table:table-cell>
          <table:table-cell table:formula="of:=INT(AVERAGE([.D13:.F13]))"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INT((10*[.J13]-3*[.K13]-3*[.L13])/4)" office:value-type="float" office:value="90">
            <text:p>9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71506117">
            <text:p>971506117</text:p>
          </table:table-cell>
          <table:table-cell office:value-type="string">
            <text:p>黃士軒</text:p>
          </table:table-cell>
          <table:table-cell table:number-columns-repeated="2"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table:formula="of:=[.I14]" office:value-type="float" office:value="60">
            <text:p>60</text:p>
          </table:table-cell>
          <table:table-cell table:formula="of:=INT(AVERAGE([.D14:.F14]))" office:value-type="float" office:value="76">
            <text:p>76</text:p>
          </table:table-cell>
          <table:table-cell office:value-type="float" office:value="80">
            <text:p>80</text:p>
          </table:table-cell>
          <table:table-cell table:formula="of:=INT((10*[.J14]-3*[.K14]-3*[.L14])/4)" office:value-type="float" office:value="33">
            <text:p>3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2506118">
            <text:p>972506118</text:p>
          </table:table-cell>
          <table:table-cell office:value-type="string">
            <text:p>黃芃穎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 table:formula="of:=[.I15]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(10*[.J15]-3*[.K15]-3*[.L15])/4)" office:value-type="float" office:value="75">
            <text:p>7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71506119">
            <text:p>971506119</text:p>
          </table:table-cell>
          <table:table-cell office:value-type="string">
            <text:p>黃富斌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formula="of:=INT(AVERAGE([.D16:.H16]))" office:value-type="float" office:value="74">
            <text:p>74</text:p>
          </table:table-cell>
          <table:table-cell table:formula="of:=[.I16]" office:value-type="float" office:value="74">
            <text:p>74</text:p>
          </table:table-cell>
          <table:table-cell table:formula="of:=INT(AVERAGE([.D16:.F16]))" office:value-type="float" office:value="89">
            <text:p>89</text:p>
          </table:table-cell>
          <table:table-cell office:value-type="float" office:value="99">
            <text:p>99</text:p>
          </table:table-cell>
          <table:table-cell table:formula="of:=INT((10*[.J16]-3*[.K16]-3*[.L16])/4)" office:value-type="float" office:value="44">
            <text:p>4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71506120">
            <text:p>971506120</text:p>
          </table:table-cell>
          <table:table-cell office:value-type="string">
            <text:p>楊政傑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formula="of:=[.I17]" office:value-type="float" office:value="60">
            <text:p>60</text:p>
          </table:table-cell>
          <table:table-cell table:formula="of:=INT(AVERAGE([.D17:.F17]))" office:value-type="float" office:value="31">
            <text:p>31</text:p>
          </table:table-cell>
          <table:table-cell office:value-type="float" office:value="45">
            <text:p>45</text:p>
          </table:table-cell>
          <table:table-cell table:formula="of:=INT((10*[.J17]-3*[.K17]-3*[.L17])/4)" office:value-type="float" office:value="93">
            <text:p>9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71506121">
            <text:p>971506121</text:p>
          </table:table-cell>
          <table:table-cell office:value-type="string">
            <text:p>葉丞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formula="of:=[.I18]" office:value-type="float" office:value="60">
            <text:p>60</text:p>
          </table:table-cell>
          <table:table-cell table:formula="of:=INT(AVERAGE([.D18:.F18]))" office:value-type="float" office:value="43">
            <text:p>43</text:p>
          </table:table-cell>
          <table:table-cell office:value-type="float" office:value="60">
            <text:p>60</text:p>
          </table:table-cell>
          <table:table-cell table:formula="of:=INT((10*[.J18]-3*[.K18]-3*[.L18])/4)" office:value-type="float" office:value="72">
            <text:p>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71506122">
            <text:p>971506122</text:p>
          </table:table-cell>
          <table:table-cell office:value-type="string">
            <text:p>劉人豪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table:formula="of:=[.I19]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formula="of:=INT((10*[.J19]-3*[.K19]-3*[.L19])/4)" office:value-type="float" office:value="97">
            <text:p>9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72506123">
            <text:p>972506123</text:p>
          </table:table-cell>
          <table:table-cell office:value-type="string">
            <text:p>劉婷婷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formula="of:=[.I20]" office:value-type="float" office:value="60">
            <text:p>60</text:p>
          </table:table-cell>
          <table:table-cell table:formula="of:=INT(AVERAGE([.D20:.F20]))" office:value-type="float" office:value="45">
            <text:p>45</text:p>
          </table:table-cell>
          <table:table-cell office:value-type="float" office:value="45">
            <text:p>45</text:p>
          </table:table-cell>
          <table:table-cell table:formula="of:=INT((10*[.J20]-3*[.K20]-3*[.L20])/4)" office:value-type="float" office:value="82">
            <text:p>8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72506124">
            <text:p>972506124</text:p>
          </table:table-cell>
          <table:table-cell office:value-type="string">
            <text:p>劉硯茹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formula="of:=[.I21]" office:value-type="float" office:value="60">
            <text:p>60</text:p>
          </table:table-cell>
          <table:table-cell table:formula="of:=INT(AVERAGE([.D21:.F21]))"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INT((10*[.J21]-3*[.K21]-3*[.L21])/4)" office:value-type="float" office:value="97">
            <text:p>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71506125">
            <text:p>971506125</text:p>
          </table:table-cell>
          <table:table-cell office:value-type="string">
            <text:p>蔡勝忠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I22]" office:value-type="float" office:value="60">
            <text:p>60</text:p>
          </table:table-cell>
          <table:table-cell table:formula="of:=INT(AVERAGE([.D22:.F22]))" office:value-type="float" office:value="45">
            <text:p>45</text:p>
          </table:table-cell>
          <table:table-cell office:value-type="float" office:value="65">
            <text:p>65</text:p>
          </table:table-cell>
          <table:table-cell table:formula="of:=INT((10*[.J22]-3*[.K22]-3*[.L22])/4)" office:value-type="float" office:value="67">
            <text:p>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71506126">
            <text:p>971506126</text:p>
          </table:table-cell>
          <table:table-cell office:value-type="string">
            <text:p>謝泓奇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table:formula="of:=INT(AVERAGE([.D23:.H23]))" office:value-type="float" office:value="62">
            <text:p>62</text:p>
          </table:table-cell>
          <table:table-cell table:formula="of:=[.I23]" office:value-type="float" office:value="62">
            <text:p>62</text:p>
          </table:table-cell>
          <table:table-cell table:formula="of:=INT(AVERAGE([.D23:.F23]))" office:value-type="float" office:value="86">
            <text:p>86</text:p>
          </table:table-cell>
          <table:table-cell office:value-type="float" office:value="99">
            <text:p>99</text:p>
          </table:table-cell>
          <table:table-cell table:formula="of:=INT((10*[.J23]-3*[.K23]-3*[.L23])/4)" office:value-type="float" office:value="16">
            <text:p>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71506127">
            <text:p>971506127</text:p>
          </table:table-cell>
          <table:table-cell office:value-type="string">
            <text:p>黃榮嘉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formula="of:=INT(AVERAGE([.D24:.H24]))" office:value-type="float" office:value="62">
            <text:p>62</text:p>
          </table:table-cell>
          <table:table-cell table:formula="of:=[.I24]" office:value-type="float" office:value="62">
            <text:p>62</text:p>
          </table:table-cell>
          <table:table-cell table:formula="of:=INT(AVERAGE([.D24:.F24]))" office:value-type="float" office:value="80">
            <text:p>80</text:p>
          </table:table-cell>
          <table:table-cell office:value-type="float" office:value="85">
            <text:p>85</text:p>
          </table:table-cell>
          <table:table-cell table:formula="of:=INT((10*[.J24]-3*[.K24]-3*[.L24])/4)" office:value-type="float" office:value="31">
            <text:p>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972506129">
            <text:p>972506129</text:p>
          </table:table-cell>
          <table:table-cell office:value-type="string">
            <text:p>黃雙雙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[.I25]" office:value-type="float" office:value="60">
            <text:p>60</text:p>
          </table:table-cell>
          <table:table-cell table:formula="of:=INT(AVERAGE([.D25:.F25]))" office:value-type="float" office:value="68">
            <text:p>68</text:p>
          </table:table-cell>
          <table:table-cell office:value-type="float" office:value="85">
            <text:p>85</text:p>
          </table:table-cell>
          <table:table-cell table:formula="of:=INT((10*[.J25]-3*[.K25]-3*[.L25])/4)" office:value-type="float" office:value="35">
            <text:p>3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71506130">
            <text:p>971506130</text:p>
          </table:table-cell>
          <table:table-cell office:value-type="string">
            <text:p>李建緯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table:formula="of:=[.I26]" office:value-type="float" office:value="60">
            <text:p>60</text:p>
          </table:table-cell>
          <table:table-cell table:formula="of:=INT(AVERAGE([.D26:.F26]))" office:value-type="float" office:value="51">
            <text:p>51</text:p>
          </table:table-cell>
          <table:table-cell office:value-type="float" office:value="65">
            <text:p>65</text:p>
          </table:table-cell>
          <table:table-cell table:formula="of:=INT((10*[.J26]-3*[.K26]-3*[.L26])/4)" office:value-type="float" office:value="63">
            <text:p>6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72506131">
            <text:p>972506131</text:p>
          </table:table-cell>
          <table:table-cell office:value-type="string">
            <text:p>陳藝文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table:formula="of:=[.I27]" office:value-type="float" office:value="60">
            <text:p>60</text:p>
          </table:table-cell>
          <table:table-cell table:formula="of:=INT(AVERAGE([.D27:.F27]))" office:value-type="float" office:value="55">
            <text:p>55</text:p>
          </table:table-cell>
          <table:table-cell office:value-type="float" office:value="45">
            <text:p>45</text:p>
          </table:table-cell>
          <table:table-cell table:formula="of:=INT((10*[.J27]-3*[.K27]-3*[.L27])/4)"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71506153">
            <text:p>971506153</text:p>
          </table:table-cell>
          <table:table-cell office:value-type="string">
            <text:p>簡士超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formula="of:=[.I28]" office:value-type="float" office:value="60">
            <text:p>60</text:p>
          </table:table-cell>
          <table:table-cell table:formula="of:=INT(AVERAGE([.D28:.F28]))" office:value-type="float" office:value="58">
            <text:p>58</text:p>
          </table:table-cell>
          <table:table-cell office:value-type="float" office:value="65">
            <text:p>65</text:p>
          </table:table-cell>
          <table:table-cell table:formula="of:=INT((10*[.J28]-3*[.K28]-3*[.L28])/4)" office:value-type="float" office:value="57">
            <text:p>5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72506150">
            <text:p>972506150</text:p>
          </table:table-cell>
          <table:table-cell office:value-type="string">
            <text:p>陳慈敏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 table:formula="of:=INT(AVERAGE([.D29:.H29]))" office:value-type="float" office:value="82">
            <text:p>82</text:p>
          </table:table-cell>
          <table:table-cell table:formula="of:=[.I29]" office:value-type="float" office:value="82">
            <text:p>82</text:p>
          </table:table-cell>
          <table:table-cell table:formula="of:=INT(AVERAGE([.D29:.F29]))" office:value-type="float" office:value="94">
            <text:p>94</text:p>
          </table:table-cell>
          <table:table-cell office:value-type="float" office:value="99">
            <text:p>99</text:p>
          </table:table-cell>
          <table:table-cell table:formula="of:=INT((10*[.J29]-3*[.K29]-3*[.L29])/4)" office:value-type="float" office:value="60">
            <text:p>6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71506151">
            <text:p>971506151</text:p>
          </table:table-cell>
          <table:table-cell office:value-type="string">
            <text:p>王竣瑞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formula="of:=[.I30]" office:value-type="float" office:value="60">
            <text:p>60</text:p>
          </table:table-cell>
          <table:table-cell table:formula="of:=INT(AVERAGE([.D30:.F30]))"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INT((10*[.J30]-3*[.K30]-3*[.L30])/4)" office:value-type="float" office:value="93">
            <text:p>9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52506102">
            <text:p>952506102</text:p>
          </table:table-cell>
          <table:table-cell office:value-type="string">
            <text:p>范思惟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.I31]"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table:formula="of:=INT((10*[.J31]-3*[.K31]-3*[.L31])/4)" office:value-type="float" office:value="75">
            <text:p>7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52506115">
            <text:p>952506115</text:p>
          </table:table-cell>
          <table:table-cell office:value-type="string">
            <text:p>孫于棠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formula="of:=[.I32]" office:value-type="float" office:value="60">
            <text:p>60</text:p>
          </table:table-cell>
          <table:table-cell table:formula="of:=INT(AVERAGE([.D32:.F32]))" office:value-type="float" office:value="26">
            <text:p>26</text:p>
          </table:table-cell>
          <table:table-cell office:value-type="float" office:value="60">
            <text:p>60</text:p>
          </table:table-cell>
          <table:table-cell table:formula="of:=INT((10*[.J32]-3*[.K32]-3*[.L32])/4)" office:value-type="float" office:value="85">
            <text:p>85</text:p>
          </table:table-cell>
        </table:table-row>
      </table:table>
      <table:database-ranges>
        <table:database-range table:target-range-address="Sheet1.A1:Sheet1.M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文鼎ＰＬ新宋" svg:font-family="文鼎ＰＬ新宋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文鼎ＰＬ新宋" style:language-asian="zh" style:country-asian="TW" style:font-name-complex="文鼎ＰＬ新宋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2011/01/17</text:date>, <text:time>10:4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17T10:41:05</dc:date>
    <dc:creator>Chih-Pin Fong</dc:creator>
    <meta:generator>OpenOffice.org/3.1$FreeBSD/i386 OpenOffice.org_project/310m19$Build-9420</meta:generator>
    <meta:editing-duration>PT00H30M03S</meta:editing-duration>
    <meta:editing-cycles>5</meta:editing-cycles>
    <meta:document-statistic meta:table-count="1" meta:cell-count="416" meta:object-count="0"/>
  </office:meta>
</office:document-meta>
</file>